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 style:list-style-name="L2"/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Standard" style:list-style-name="L3"/>
    <style:style style:name="P8" style:family="paragraph" style:parent-style-name="Standard" style:list-style-name="L5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pte-rendu : Réunion du 30/11/2012</text:p>
      <text:p text:style-name="P1"/>
      <text:p text:style-name="P3"><text:span text:style-name="T2">Participants </text:span>: Lucas, Nico, Matt, Elliot, Kévin</text:p>
      <text:p text:style-name="Standard"/>
      <text:p text:style-name="P1"><text:span text:style-name="T1">Points abordés :</text:span> </text:p>
      <text:p text:style-name="P1"/>
      <text:p text:style-name="P1">Méthode de travail</text:p>
      <text:p text:style-name="P1">Prototype et Projet</text:p>
      <text:p text:style-name="P1">Point sur l'avancée du projet</text:p>
      <text:p text:style-name="P1">Retour sur les suggestions</text:p>
      <text:p text:style-name="P1">Nouvelles suggestions</text:p>
      <text:p text:style-name="P1">Divers</text:p>
      <text:p text:style-name="Standard"/>
      <text:p text:style-name="P6">Méthode de travail :</text:p>
      <text:p text:style-name="Standard"/>
      <text:list xml:id="list20184152" text:style-name="L2">
        <text:list-item>
          <text:p text:style-name="P5">Ne pas hésiter à coucher sur le papier les idées, notamment par des schémas, afin de mieux expliquer sa vision du projet (voir croquis de Lucas, accompagnant ce CR)</text:p>
        </text:list-item>
      </text:list>
      <text:p text:style-name="Standard"/>
      <text:p text:style-name="P6">Prototype et Projet :</text:p>
      <text:p text:style-name="Standard"/>
      <text:list xml:id="list41489272" text:style-name="L1">
        <text:list-item>
          <text:p text:style-name="P2">Le but du prototype est de construire une base du code du jeu sur laquelle commencer réellement Vita Vermis.</text:p>
        </text:list-item>
        <text:list-item>
          <text:p text:style-name="P2">Il s'inscrit directement dans le projet (et non uniquement dans la découverte des outils, comme c'était le cas avec « l'Esquive-étron »)</text:p>
        </text:list-item>
        <text:list-item>
          <text:p text:style-name="P2">Certains détails resteront à préciser pendant l'avancement du projet (modalités, ce qu'il est possible de faire … )</text:p>
        </text:list-item>
        <text:list-item>
          <text:p text:style-name="P2">Mise en place d'un « éditeur de niveau » (exemple : <text:a xlink:type="simple" xlink:href="http://nifflas.ni2.se/?page=Knytt+Stories">http://nifflas.ni2.se/?page=Knytt+Stories</text:a> ), dont l'utilisation sera maîtrisée par toute l'équipe.</text:p>
        </text:list-item>
        <text:list-item>
          <text:p text:style-name="P2">La création d'un niveau restera toutefois un travail commun (retours, avis, cohérence vis-à-vis du scénario).</text:p>
        </text:list-item>
        <text:list-item>
          <text:p text:style-name="P2">1 Niveau = 1 Fichier (schématiquement) ; afin de rendre facile l'échange et le test du niveau par toute l'équipe (ce qui implique ce dernier point … )</text:p>
        </text:list-item>
        <text:list-item>
          <text:p text:style-name="P2">Nécessité d'intégrer assez rapidement un système de versions (ex : 0.1.6 – afin de gérer l'évolution du projet, la compatibilité des fichiers … )</text:p>
        </text:list-item>
      </text:list>
      <text:p text:style-name="Standard"/>
      <text:p text:style-name="P6">Point sur l'avancée du projet :</text:p>
      <text:p text:style-name="Standard"/>
      <text:list xml:id="list21261679" text:continue-numbering="true" text:style-name="L1">
        <text:list-item>
          <text:p text:style-name="P2">Chacun est invité à participer aux Pads (accessibles en page d’accueil du Wiki ParPainG) et à présenter ses idées par mail / croquis</text:p>
        </text:list-item>
        <text:list-item>
          <text:p text:style-name="P2">Un dossier inspiré de « Lorekings Design Documents » retraçant toutes les questions à se poser à la création d'un jeu (HUD, gameplay, nombre de vies … ), et remplit en fonction des suggestions émises jusqu'ici, sera transmis à l'équipe pour évaluation, le principe étant de donner son avis et de le remplir de façon participative (pour en discuter : les pads mes amis, les pads!)</text:p>
        </text:list-item>
        <text:list-item>
          <text:p text:style-name="P2">Travail sur le prototype</text:p>
        </text:list-item>
        <text:list-item>
          <text:p text:style-name="P2">Conception des premiers jets côté graphisme</text:p>
          <text:p text:style-name="P2"/>
        </text:list-item>
      </text:list>
      <text:p text:style-name="P6">Retour sur les suggestions de la dernière réunion :</text:p>
      <text:p text:style-name="Standard"/>
      <text:list xml:id="list20477715" text:style-name="L3">
        <text:list-item>
          <text:p text:style-name="P7">Les suggestions soumises dans le compte-rendu de la dernière réunion générale (CR_2012-11-02, partie « Suggestions émises ») ont toutes été acceptées, a l'exception du système de <text:soft-page-break/>téléportation dans le niveau « cerveau » (néanmoins, l'idée reste !)</text:p>
        </text:list-item>
      </text:list>
      <text:p text:style-name="Standard"/>
      <text:p text:style-name="Standard"><text:span text:style-name="T4">Nouvelles suggestions :</text:span></text:p>
      <text:p text:style-name="Standard"/>
      <text:list xml:id="list20481512" text:style-name="L5">
        <text:list-item>
          <text:p text:style-name="P8">Le vers, qui est élastique, peut s'accrocher à deux parois et les rapprocher en se contractant</text:p>
        </text:list-item>
        <text:list-item>
          <text:p text:style-name="P8">Il peut s'accrocher au décor, se tendre et relâcher pour se propulser façon lance-pierre (idée à développer : points d'accroche ?)</text:p>
        </text:list-item>
        <text:list-item>
          <text:p text:style-name="P8">Le vers est télépathe/télékinésiste</text:p>
        </text:list-item>
        <text:list-item>
          <text:p text:style-name="P8">Les objets sont stockés dans des poches (oui, des poches, et alors ?)</text:p>
        </text:list-item>
        <text:list-item>
          <text:p text:style-name="P8">Certains objets ne rentrent pas dans la poche : le joueur l'avale et peut le transporter, mais est soumis à son poids (ex : ralentis, ne peut pas sauter … )</text:p>
        </text:list-item>
        <text:list-item>
          <text:p text:style-name="P8">Le joueur peut digérer un objet avalé pour modifier ses propriétés (ex : devient gluant et ralentis les ennemis) (idée à développer)</text:p>
        </text:list-item>
        <text:list-item>
          <text:p text:style-name="P8">Personnage du vers solitaire : possède plusieurs bouches ; on ne voit jamais ses deux extrémités en même temps (parle-t-on à sa tête ou son anus ???)</text:p>
        </text:list-item>
        <text:list-item>
          <text:p text:style-name="P8">Idée d'adversaire : mouches « Ichneumons » qui pondent dans les asticots (d'autres idées ici : <text:a xlink:type="simple" xlink:href="http://tumourrasmoinsbete.blogspot.fr/2010/03/mardi-mardi-quoi.html">http://tumourrasmoinsbete.blogspot.fr/2010/03/mardi-mardi-quoi.html</text:a> )</text:p>
        </text:list-item>
      </text:list>
      <text:p text:style-name="Standard"/>
      <text:p text:style-name="P6">Divers :</text:p>
      <text:p text:style-name="Standard"/>
      <text:list xml:id="list21250192" text:continue-list="list21261679" text:style-name="L1">
        <text:list-item>
          <text:p text:style-name="P2">Comparaison des échelles de niveau (mesurée en « hauteur du perso joué »)</text:p>
          <text:list>
            <text:list-item>
              <text:list>
                <text:list-item>
                  <text:list>
                    <text:list-item>
                      <text:p text:style-name="P2">Dans <text:span text:style-name="T5">Spelunky</text:span><text:span text:style-name="T4"> </text:span>: vue du niveau sur <text:span text:style-name="T2">15xPerso</text:span> en hauteur et <text:span text:style-name="T2">20xPerso</text:span> en largeur</text:p>
                    </text:list-item>
                    <text:list-item>
                      <text:p text:style-name="P2">Dans <text:span text:style-name="T5">N</text:span><text:span text:style-name="T4"> </text:span>: vue du niveau sur <text:span text:style-name="T2">20xPerso</text:span> en hauteur et <text:span text:style-name="T2">50xPerso</text:span> en largeu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Nous avons choisis d'utiliser une échelle proche de celle de <text:span text:style-name="T5">Spelunky</text:span> (pour avoir une idée : <text:a xlink:type="simple" xlink:href="https://www.youtube.com/watch?v=FMU9rz0T4ZQ">https://www.youtube.com/watch?v=FMU9rz0T4ZQ</text:a> )</text:p>
        </text:list-item>
        <text:list-item>
          <text:p text:style-name="P2">Pas de contrainte quant aux directions de déplacement (niveau dans toutes les directions : haut, bas, gauche, droite)</text:p>
        </text:list-item>
        <text:list-item>
          <text:p text:style-name="P2">Caméra en jeu : un cadre contient le personnage ; lorsque celui-ci atteint un côté de ce cadre, il pousse la caméra pour le suivre (la caméra n'est ainsi pas toujours en mouvement, mais accompagne le joueur)</text:p>
        </text:list-item>
      </text:list>
      <text:p text:style-name="Standard"/>
      <text:list xml:id="list21246956" text:continue-numbering="true" text:style-name="L1">
        <text:list-item>
          <text:p text:style-name="P2">Intégrer dans la charte le <text:span text:style-name="T3">Principe d'acceptation</text:span></text:p>
        </text:list-item>
        <text:list-item>
          <text:p text:style-name="P2"><text:span text:style-name="T3">Principe d'acceptation </text:span>: les suggestions soumises dans un compte-rendu doivent être consultées par les membres absents lors de cette réunion. Ils pourront en discuter à la prochaine réunion. S'ils n'en parlent pas, les suggestions sont considérées comme acceptées unanimement.</text:p>
        </text:list-item>
      </text:list>
      <text:p text:style-name="Standard"/>
      <text:p text:style-name="Standard"><text:span text:style-name="T2">Information complémentaire</text:span> : une réunion « dev » aura lieu aux alentours du 14 Décembre (date encore à fixer). Tout le monde peut y participer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évin Brémond</meta:initial-creator>
    <meta:creation-date>2012-11-30T21:15:01.81</meta:creation-date>
    <dc:date>2012-12-01T01:11:43.43</dc:date>
    <dc:creator>Kévin Brémond</dc:creator>
    <meta:editing-duration>PT3H17M2S</meta:editing-duration>
    <meta:editing-cycles>15</meta:editing-cycles>
    <meta:generator>LibreOffice/3.4$Win32 LibreOffice_project/340m1$Build-502</meta:generator>
    <meta:document-statistic meta:table-count="0" meta:image-count="0" meta:object-count="0" meta:page-count="2" meta:paragraph-count="45" meta:word-count="738" meta:character-count="4381" meta:non-whitespace-character-count="3716"/>
  </office:meta>
</office:document-meta>
</file>